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15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SOTO LEON, MELITON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CAÑETE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SOTO LEON, MELITONA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ECONOFLETE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>24/07/2021</text:p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20:07:42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